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4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3" table:default-cell-style-name="ce3"/>
        <table:table-row table:style-name="ro1">
          <table:table-cell table:style-name="ce1" office:value-type="string" calcext:value-type="string">
            <text:p>COMPUTE SMALL CASE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Salary (eoy)</text:p>
          </table:table-cell>
          <table:table-cell office:value-type="currency" office:currency="USD" office:value="51250" calcext:value-type="currency">
            <text:p>$51,25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sion</text:p>
          </table:table-cell>
          <table:table-cell office:value-type="currency" office:currency="USD" office:value="21120" calcext:value-type="currency">
            <text:p>$21,12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kerage (getWithdrawals()/4)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ings (Ending()-Beginning())</text:p>
          </table:table-cell>
          <table:table-cell table:formula="of:=[.H5]" office:value-type="currency" office:currency="USD" office:value="2777.8" calcext:value-type="currency">
            <text:p>$2,777.80</text:p>
          </table:table-cell>
          <table:table-cell office:value-type="string" calcext:value-type="string">
            <text:p>EndingValue()</text:p>
          </table:table-cell>
          <table:table-cell office:value-type="currency" office:currency="USD" office:value="58333.8" calcext:value-type="currency">
            <text:p>$58,333.80</text:p>
          </table:table-cell>
          <table:table-cell office:value-type="string" calcext:value-type="string">
            <text:p>BeginningValue()</text:p>
          </table:table-cell>
          <table:table-cell office:value-type="currency" office:currency="USD" office:value="55556" calcext:value-type="currency">
            <text:p>$55,556.00</text:p>
          </table:table-cell>
          <table:table-cell office:value-type="string" calcext:value-type="string">
            <text:p>Taxable</text:p>
          </table:table-cell>
          <table:table-cell table:formula="of:=[.D5]-[.F5]" office:value-type="currency" office:currency="USD" office:value="2777.8" calcext:value-type="currency">
            <text:p>$2,777.80</text:p>
          </table:table-cell>
        </table:table-row>
        <table:table-row table:style-name="ro1">
          <table:table-cell office:value-type="string" calcext:value-type="string">
            <text:p><text:s/>401K Withdrawals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SS</text:p>
          </table:table-cell>
          <table:table-cell table:formula="of:=SUM([.B2:.B6])" office:value-type="currency" office:currency="USD" office:value="75147.8" calcext:value-type="currency">
            <text:p>$75,147.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ductions (eoy)</text:p>
          </table:table-cell>
          <table:table-cell office:value-type="currency" office:currency="USD" office:value="6695" calcext:value-type="currency">
            <text:p>$6,695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able Income</text:p>
          </table:table-cell>
          <table:table-cell table:formula="of:=[.B7]-[.B8]" office:value-type="currency" office:currency="USD" office:value="68452.8" calcext:value-type="currency">
            <text:p>$68,452.80</text:p>
          </table:table-cell>
          <table:table-cell office:value-type="string" calcext:value-type="string">
            <text:p>Federal taxes</text:p>
          </table:table-cell>
          <table:table-cell table:formula="of:=[.B9]*0.16" office:value-type="currency" office:currency="USD" office:value="10952.448" calcext:value-type="currency">
            <text:p>$10,952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es</text:p>
          </table:table-cell>
          <table:table-cell table:formula="of:=[.D11]" office:value-type="currency" office:currency="USD" office:value="13690.56" calcext:value-type="currency">
            <text:p>$13,690.56</text:p>
          </table:table-cell>
          <table:table-cell office:value-type="string" calcext:value-type="string">
            <text:p>State Taxes</text:p>
          </table:table-cell>
          <table:table-cell table:formula="of:=[.B9]*0.04" office:value-type="currency" office:currency="USD" office:value="2738.112" calcext:value-type="currency">
            <text:p>$2,738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subtraction)</text:p>
          </table:table-cell>
          <table:table-cell table:formula="of:=[.B9]-[.B10]" office:value-type="currency" office:currency="USD" office:value="54762.24" calcext:value-type="currency">
            <text:p>$54,762.24</text:p>
          </table:table-cell>
          <table:table-cell office:value-type="string" calcext:value-type="string">
            <text:p>Total Taxes</text:p>
          </table:table-cell>
          <table:table-cell table:formula="of:=[.D9]+[.D10]" office:value-type="currency" office:currency="USD" office:value="13690.56" calcext:value-type="currency">
            <text:p>$13,690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nses</text:p>
          </table:table-cell>
          <table:table-cell office:value-type="currency" office:currency="USD" office:value="40000" calcext:value-type="currency">
            <text:p>$4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Brokerage Deposit</text:p>
          </table:table-cell>
          <table:table-cell table:formula="of:=[.B11]-[.B12]" office:value-type="currency" office:currency="USD" office:value="14762.24" calcext:value-type="currency">
            <text:p>$14,762.24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COMPUTE SMALL CASE PLUS 401K WITHDRAWALS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Salary (eoy)</text:p>
          </table:table-cell>
          <table:table-cell office:value-type="currency" office:currency="USD" office:value="51250" calcext:value-type="currency">
            <text:p>$51,25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sion</text:p>
          </table:table-cell>
          <table:table-cell office:value-type="currency" office:currency="USD" office:value="21120" calcext:value-type="currency">
            <text:p>$21,12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kerage (getWithdrawals()/4)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ings (Ending()-Beginning())</text:p>
          </table:table-cell>
          <table:table-cell table:formula="of:=[.H19]" office:value-type="currency" office:currency="USD" office:value="2777.8" calcext:value-type="currency">
            <text:p>$2,777.80</text:p>
          </table:table-cell>
          <table:table-cell office:value-type="string" calcext:value-type="string">
            <text:p>EndingValue()</text:p>
          </table:table-cell>
          <table:table-cell office:value-type="currency" office:currency="USD" office:value="58333.8" calcext:value-type="currency">
            <text:p>$58,333.80</text:p>
          </table:table-cell>
          <table:table-cell office:value-type="string" calcext:value-type="string">
            <text:p>BeginningValue()</text:p>
          </table:table-cell>
          <table:table-cell office:value-type="currency" office:currency="USD" office:value="55556" calcext:value-type="currency">
            <text:p>$55,556.00</text:p>
          </table:table-cell>
          <table:table-cell office:value-type="string" calcext:value-type="string">
            <text:p>Taxable</text:p>
          </table:table-cell>
          <table:table-cell table:formula="of:=[.D19]-[.F19]" office:value-type="currency" office:currency="USD" office:value="2777.8" calcext:value-type="currency">
            <text:p>$2,777.80</text:p>
          </table:table-cell>
        </table:table-row>
        <table:table-row table:style-name="ro1">
          <table:table-cell office:value-type="string" calcext:value-type="string">
            <text:p><text:s/>401K Withdrawals</text:p>
          </table:table-cell>
          <table:table-cell office:value-type="currency" office:currency="USD" office:value="35400.1" calcext:value-type="currency">
            <text:p>$35,400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SS</text:p>
          </table:table-cell>
          <table:table-cell table:formula="of:=SUM([.B16:.B20])" office:value-type="currency" office:currency="USD" office:value="110547.9" calcext:value-type="currency">
            <text:p>$110,547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ductions (eoy)</text:p>
          </table:table-cell>
          <table:table-cell office:value-type="currency" office:currency="USD" office:value="6695" calcext:value-type="currency">
            <text:p>$6,695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able Income</text:p>
          </table:table-cell>
          <table:table-cell table:formula="of:=[.B21]-[.B22]" office:value-type="currency" office:currency="USD" office:value="103852.9" calcext:value-type="currency">
            <text:p>$103,852.90</text:p>
          </table:table-cell>
          <table:table-cell office:value-type="string" calcext:value-type="string">
            <text:p>Federal taxes</text:p>
          </table:table-cell>
          <table:table-cell table:formula="of:=[.B23]*0.16" office:value-type="currency" office:currency="USD" office:value="16616.464" calcext:value-type="currency">
            <text:p>$16,616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es</text:p>
          </table:table-cell>
          <table:table-cell table:formula="of:=[.D25]" office:value-type="currency" office:currency="USD" office:value="20770.58" calcext:value-type="currency">
            <text:p>$20,770.58</text:p>
          </table:table-cell>
          <table:table-cell office:value-type="string" calcext:value-type="string">
            <text:p>State Taxes</text:p>
          </table:table-cell>
          <table:table-cell table:formula="of:=[.B23]*0.04" office:value-type="currency" office:currency="USD" office:value="4154.116" calcext:value-type="currency">
            <text:p>$4,154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subtraction)</text:p>
          </table:table-cell>
          <table:table-cell table:formula="of:=[.B23]-[.B24]" office:value-type="currency" office:currency="USD" office:value="83082.32" calcext:value-type="currency">
            <text:p>$83,082.32</text:p>
          </table:table-cell>
          <table:table-cell office:value-type="string" calcext:value-type="string">
            <text:p>Total Taxes</text:p>
          </table:table-cell>
          <table:table-cell table:formula="of:=[.D23]+[.D24]" office:value-type="currency" office:currency="USD" office:value="20770.58" calcext:value-type="currency">
            <text:p>$20,770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nses</text:p>
          </table:table-cell>
          <table:table-cell office:value-type="currency" office:currency="USD" office:value="40000" calcext:value-type="currency">
            <text:p>$4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Brokerage Deposit</text:p>
          </table:table-cell>
          <table:table-cell table:formula="of:=[.B25]-[.B26]" office:value-type="currency" office:currency="USD" office:value="43082.32" calcext:value-type="currency">
            <text:p>$43,082.32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COMPUTE SMALL CASE PLUS 401K &amp; 403B WITHDRAWALS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Salary (eoy)</text:p>
          </table:table-cell>
          <table:table-cell office:value-type="currency" office:currency="USD" office:value="51250" calcext:value-type="currency">
            <text:p>$51,25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sion</text:p>
          </table:table-cell>
          <table:table-cell office:value-type="currency" office:currency="USD" office:value="21120" calcext:value-type="currency">
            <text:p>$21,12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kerage (getWithdrawals()/4)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ings (Ending()-Beginning())</text:p>
          </table:table-cell>
          <table:table-cell table:formula="of:=[.H34]" office:value-type="currency" office:currency="USD" office:value="2777.8" calcext:value-type="currency">
            <text:p>$2,777.80</text:p>
          </table:table-cell>
          <table:table-cell office:value-type="string" calcext:value-type="string">
            <text:p>EndingValue()</text:p>
          </table:table-cell>
          <table:table-cell office:value-type="currency" office:currency="USD" office:value="58333.8" calcext:value-type="currency">
            <text:p>$58,333.80</text:p>
          </table:table-cell>
          <table:table-cell office:value-type="string" calcext:value-type="string">
            <text:p>BeginningValue()</text:p>
          </table:table-cell>
          <table:table-cell office:value-type="currency" office:currency="USD" office:value="55556" calcext:value-type="currency">
            <text:p>$55,556.00</text:p>
          </table:table-cell>
          <table:table-cell office:value-type="string" calcext:value-type="string">
            <text:p>Taxable</text:p>
          </table:table-cell>
          <table:table-cell table:formula="of:=[.D34]-[.F34]" office:value-type="currency" office:currency="USD" office:value="2777.8" calcext:value-type="currency">
            <text:p>$2,777.80</text:p>
          </table:table-cell>
        </table:table-row>
        <table:table-row table:style-name="ro1">
          <table:table-cell office:value-type="string" calcext:value-type="string">
            <text:p>401K Withdrawals</text:p>
          </table:table-cell>
          <table:table-cell office:value-type="currency" office:currency="USD" office:value="35400.1" calcext:value-type="currency">
            <text:p>$35,400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3B Withdrawals</text:p>
          </table:table-cell>
          <table:table-cell office:value-type="currency" office:currency="USD" office:value="63750" calcext:value-type="currency">
            <text:p>$63,75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SS</text:p>
          </table:table-cell>
          <table:table-cell table:formula="of:=SUM([.B31:.B36])" office:value-type="currency" office:currency="USD" office:value="174297.9" calcext:value-type="currency">
            <text:p>$174,297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ductions (eoy)</text:p>
          </table:table-cell>
          <table:table-cell office:value-type="currency" office:currency="USD" office:value="6695" calcext:value-type="currency">
            <text:p>$6,695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able Income</text:p>
          </table:table-cell>
          <table:table-cell table:formula="of:=[.B37]-[.B38]" office:value-type="currency" office:currency="USD" office:value="167602.9" calcext:value-type="currency">
            <text:p>$167,602.90</text:p>
          </table:table-cell>
          <table:table-cell office:value-type="string" calcext:value-type="string">
            <text:p>Federal taxes</text:p>
          </table:table-cell>
          <table:table-cell table:formula="of:=[.B39]*0.16" office:value-type="currency" office:currency="USD" office:value="26816.464" calcext:value-type="currency">
            <text:p>$26,816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es</text:p>
          </table:table-cell>
          <table:table-cell table:formula="of:=[.D41]" office:value-type="currency" office:currency="USD" office:value="33520.58" calcext:value-type="currency">
            <text:p>$33,520.58</text:p>
          </table:table-cell>
          <table:table-cell office:value-type="string" calcext:value-type="string">
            <text:p>State Taxes</text:p>
          </table:table-cell>
          <table:table-cell table:formula="of:=[.B39]*0.04" office:value-type="currency" office:currency="USD" office:value="6704.116" calcext:value-type="currency">
            <text:p>$6,704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subtraction)</text:p>
          </table:table-cell>
          <table:table-cell table:formula="of:=[.B39]-[.B40]" office:value-type="currency" office:currency="USD" office:value="134082.32" calcext:value-type="currency">
            <text:p>$134,082.32</text:p>
          </table:table-cell>
          <table:table-cell office:value-type="string" calcext:value-type="string">
            <text:p>Total Taxes</text:p>
          </table:table-cell>
          <table:table-cell table:formula="of:=[.D39]+[.D40]" office:value-type="currency" office:currency="USD" office:value="33520.58" calcext:value-type="currency">
            <text:p>$33,520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nses</text:p>
          </table:table-cell>
          <table:table-cell office:value-type="currency" office:currency="USD" office:value="40000" calcext:value-type="currency">
            <text:p>$4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Brokerage Deposit</text:p>
          </table:table-cell>
          <table:table-cell table:formula="of:=[.B41]-[.B42]" office:value-type="currency" office:currency="USD" office:value="94082.32" calcext:value-type="currency">
            <text:p>$94,082.32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COMPUTE SMALL CASE PLUS 401K, 403B &amp; Cash Balance WITHDRAWALS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Salary (eoy)</text:p>
          </table:table-cell>
          <table:table-cell office:value-type="currency" office:currency="USD" office:value="51250" calcext:value-type="currency">
            <text:p>$51,25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sion</text:p>
          </table:table-cell>
          <table:table-cell office:value-type="currency" office:currency="USD" office:value="21120" calcext:value-type="currency">
            <text:p>$21,12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kerage (getWithdrawals()/4)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ings (Ending()-Beginning())</text:p>
          </table:table-cell>
          <table:table-cell table:formula="of:=[.H50]" office:value-type="currency" office:currency="USD" office:value="2777.8" calcext:value-type="currency">
            <text:p>$2,777.80</text:p>
          </table:table-cell>
          <table:table-cell office:value-type="string" calcext:value-type="string">
            <text:p>EndingValue()</text:p>
          </table:table-cell>
          <table:table-cell office:value-type="currency" office:currency="USD" office:value="58333.8" calcext:value-type="currency">
            <text:p>$58,333.80</text:p>
          </table:table-cell>
          <table:table-cell office:value-type="string" calcext:value-type="string">
            <text:p>BeginningValue()</text:p>
          </table:table-cell>
          <table:table-cell office:value-type="currency" office:currency="USD" office:value="55556" calcext:value-type="currency">
            <text:p>$55,556.00</text:p>
          </table:table-cell>
          <table:table-cell office:value-type="string" calcext:value-type="string">
            <text:p>Taxable</text:p>
          </table:table-cell>
          <table:table-cell table:formula="of:=[.D50]-[.F50]" office:value-type="currency" office:currency="USD" office:value="2777.8" calcext:value-type="currency">
            <text:p>$2,777.80</text:p>
          </table:table-cell>
        </table:table-row>
        <table:table-row table:style-name="ro1">
          <table:table-cell office:value-type="string" calcext:value-type="string">
            <text:p>401K Withdrawals</text:p>
          </table:table-cell>
          <table:table-cell office:value-type="currency" office:currency="USD" office:value="35400.1" calcext:value-type="currency">
            <text:p>$35,400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3B Withdrawals</text:p>
          </table:table-cell>
          <table:table-cell office:value-type="currency" office:currency="USD" office:value="63750" calcext:value-type="currency">
            <text:p>$63,75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h Balance Withdrawals</text:p>
          </table:table-cell>
          <table:table-cell office:value-type="currency" office:currency="USD" office:value="26250" calcext:value-type="currency">
            <text:p>$26,25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SS</text:p>
          </table:table-cell>
          <table:table-cell table:formula="of:=SUM([.B47:.B53])" office:value-type="currency" office:currency="USD" office:value="200547.9" calcext:value-type="currency">
            <text:p>$200,547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ductions (eoy)</text:p>
          </table:table-cell>
          <table:table-cell office:value-type="currency" office:currency="USD" office:value="6695" calcext:value-type="currency">
            <text:p>$6,695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able Income</text:p>
          </table:table-cell>
          <table:table-cell table:formula="of:=[.B54]-[.B55]" office:value-type="currency" office:currency="USD" office:value="193852.9" calcext:value-type="currency">
            <text:p>$193,852.90</text:p>
          </table:table-cell>
          <table:table-cell office:value-type="string" calcext:value-type="string">
            <text:p>Federal taxes</text:p>
          </table:table-cell>
          <table:table-cell table:formula="of:=[.B56]*0.16" office:value-type="currency" office:currency="USD" office:value="31016.464" calcext:value-type="currency">
            <text:p>$31,016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es</text:p>
          </table:table-cell>
          <table:table-cell table:formula="of:=[.D58]" office:value-type="currency" office:currency="USD" office:value="38770.58" calcext:value-type="currency">
            <text:p>$38,770.58</text:p>
          </table:table-cell>
          <table:table-cell office:value-type="string" calcext:value-type="string">
            <text:p>State Taxes</text:p>
          </table:table-cell>
          <table:table-cell table:formula="of:=[.B56]*0.04" office:value-type="currency" office:currency="USD" office:value="7754.116" calcext:value-type="currency">
            <text:p>$7,754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subtraction)</text:p>
          </table:table-cell>
          <table:table-cell table:formula="of:=[.B56]-[.B57]" office:value-type="currency" office:currency="USD" office:value="155082.32" calcext:value-type="currency">
            <text:p>$155,082.32</text:p>
          </table:table-cell>
          <table:table-cell office:value-type="string" calcext:value-type="string">
            <text:p>Total Taxes</text:p>
          </table:table-cell>
          <table:table-cell table:formula="of:=[.D56]+[.D57]" office:value-type="currency" office:currency="USD" office:value="38770.58" calcext:value-type="currency">
            <text:p>$38,770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nses</text:p>
          </table:table-cell>
          <table:table-cell office:value-type="currency" office:currency="USD" office:value="40000" calcext:value-type="currency">
            <text:p>$4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Brokerage Deposit</text:p>
          </table:table-cell>
          <table:table-cell table:formula="of:=[.B58]-[.B59]" office:value-type="currency" office:currency="USD" office:value="115082.32" calcext:value-type="currency">
            <text:p>$115,082.32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COMPUTE SMALL CASE PLUS 401K, 403B, Cash Balance &amp; IRA WITHDRAWALS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Salary (eoy)</text:p>
          </table:table-cell>
          <table:table-cell office:value-type="currency" office:currency="USD" office:value="51250" calcext:value-type="currency">
            <text:p>$51,25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sion</text:p>
          </table:table-cell>
          <table:table-cell office:value-type="currency" office:currency="USD" office:value="21120" calcext:value-type="currency">
            <text:p>$21,12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kerage (getWithdrawals()/4)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ings (Ending()-Beginning())</text:p>
          </table:table-cell>
          <table:table-cell table:formula="of:=[.H67]" office:value-type="currency" office:currency="USD" office:value="2777.8" calcext:value-type="currency">
            <text:p>$2,777.80</text:p>
          </table:table-cell>
          <table:table-cell office:value-type="string" calcext:value-type="string">
            <text:p>EndingValue()</text:p>
          </table:table-cell>
          <table:table-cell office:value-type="currency" office:currency="USD" office:value="58333.8" calcext:value-type="currency">
            <text:p>$58,333.80</text:p>
          </table:table-cell>
          <table:table-cell office:value-type="string" calcext:value-type="string">
            <text:p>BeginningValue()</text:p>
          </table:table-cell>
          <table:table-cell office:value-type="currency" office:currency="USD" office:value="55556" calcext:value-type="currency">
            <text:p>$55,556.00</text:p>
          </table:table-cell>
          <table:table-cell office:value-type="string" calcext:value-type="string">
            <text:p>Taxable</text:p>
          </table:table-cell>
          <table:table-cell table:formula="of:=[.D67]-[.F67]" office:value-type="currency" office:currency="USD" office:value="2777.8" calcext:value-type="currency">
            <text:p>$2,777.80</text:p>
          </table:table-cell>
        </table:table-row>
        <table:table-row table:style-name="ro1">
          <table:table-cell office:value-type="string" calcext:value-type="string">
            <text:p>401K Withdrawals</text:p>
          </table:table-cell>
          <table:table-cell office:value-type="currency" office:currency="USD" office:value="35400.1" calcext:value-type="currency">
            <text:p>$35,400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3B Withdrawals</text:p>
          </table:table-cell>
          <table:table-cell office:value-type="currency" office:currency="USD" office:value="63750" calcext:value-type="currency">
            <text:p>$63,75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h Balance Withdrawals</text:p>
          </table:table-cell>
          <table:table-cell office:value-type="currency" office:currency="USD" office:value="26250" calcext:value-type="currency">
            <text:p>$26,250.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ra Withdrawals</text:p>
          </table:table-cell>
          <table:table-cell office:value-type="currency" office:currency="USD" office:value="7000" calcext:value-type="currency">
            <text:p>$7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SS</text:p>
          </table:table-cell>
          <table:table-cell table:formula="of:=SUM([.B64:.B71])" office:value-type="currency" office:currency="USD" office:value="207547.9" calcext:value-type="currency">
            <text:p>$207,547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ductions (eoy)</text:p>
          </table:table-cell>
          <table:table-cell office:value-type="currency" office:currency="USD" office:value="6695" calcext:value-type="currency">
            <text:p>$6,695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able Income</text:p>
          </table:table-cell>
          <table:table-cell table:formula="of:=[.B72]-[.B73]" office:value-type="currency" office:currency="USD" office:value="200852.9" calcext:value-type="currency">
            <text:p>$200,852.90</text:p>
          </table:table-cell>
          <table:table-cell office:value-type="string" calcext:value-type="string">
            <text:p>Federal taxes</text:p>
          </table:table-cell>
          <table:table-cell table:formula="of:=[.B74]*0.16" office:value-type="currency" office:currency="USD" office:value="32136.464" calcext:value-type="currency">
            <text:p>$32,136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es</text:p>
          </table:table-cell>
          <table:table-cell table:formula="of:=[.D76]" office:value-type="currency" office:currency="USD" office:value="40170.58" calcext:value-type="currency">
            <text:p>$40,170.58</text:p>
          </table:table-cell>
          <table:table-cell office:value-type="string" calcext:value-type="string">
            <text:p>State Taxes</text:p>
          </table:table-cell>
          <table:table-cell table:formula="of:=[.B74]*0.04" office:value-type="currency" office:currency="USD" office:value="8034.116" calcext:value-type="currency">
            <text:p>$8,034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subtraction)</text:p>
          </table:table-cell>
          <table:table-cell table:formula="of:=[.B74]-[.B75]" office:value-type="currency" office:currency="USD" office:value="160682.32" calcext:value-type="currency">
            <text:p>$160,682.32</text:p>
          </table:table-cell>
          <table:table-cell office:value-type="string" calcext:value-type="string">
            <text:p>Total Taxes</text:p>
          </table:table-cell>
          <table:table-cell table:formula="of:=[.D74]+[.D75]" office:value-type="currency" office:currency="USD" office:value="40170.58" calcext:value-type="currency">
            <text:p>$40,170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nses</text:p>
          </table:table-cell>
          <table:table-cell office:value-type="currency" office:currency="USD" office:value="40000" calcext:value-type="currency">
            <text:p>$4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Brokerage Deposit</text:p>
          </table:table-cell>
          <table:table-cell table:formula="of:=[.B76]-[.B77]" office:value-type="currency" office:currency="USD" office:value="120682.32" calcext:value-type="currency">
            <text:p>$120,682.32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COMPUTE SMALL CASE PLUS 401K, 403B, Cash Balance, IRA &amp; SS WITHDRAWALS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Salary (eoy)</text:p>
          </table:table-cell>
          <table:table-cell office:value-type="currency" office:currency="USD" office:value="51250" calcext:value-type="currency">
            <text:p>$51,25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sion</text:p>
          </table:table-cell>
          <table:table-cell office:value-type="currency" office:currency="USD" office:value="21120" calcext:value-type="currency">
            <text:p>$21,12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kerage (getWithdrawals()/4)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ings (Ending()-Beginning())</text:p>
          </table:table-cell>
          <table:table-cell table:formula="of:=[.H85]" office:value-type="currency" office:currency="USD" office:value="2777.8" calcext:value-type="currency">
            <text:p>$2,777.80</text:p>
          </table:table-cell>
          <table:table-cell office:value-type="string" calcext:value-type="string">
            <text:p>EndingValue()</text:p>
          </table:table-cell>
          <table:table-cell office:value-type="currency" office:currency="USD" office:value="58333.8" calcext:value-type="currency">
            <text:p>$58,333.80</text:p>
          </table:table-cell>
          <table:table-cell office:value-type="string" calcext:value-type="string">
            <text:p>BeginningValue()</text:p>
          </table:table-cell>
          <table:table-cell office:value-type="currency" office:currency="USD" office:value="55556" calcext:value-type="currency">
            <text:p>$55,556.00</text:p>
          </table:table-cell>
          <table:table-cell office:value-type="string" calcext:value-type="string">
            <text:p>Taxable</text:p>
          </table:table-cell>
          <table:table-cell table:formula="of:=[.D85]-[.F85]" office:value-type="currency" office:currency="USD" office:value="2777.8" calcext:value-type="currency">
            <text:p>$2,777.80</text:p>
          </table:table-cell>
        </table:table-row>
        <table:table-row table:style-name="ro1">
          <table:table-cell office:value-type="string" calcext:value-type="string">
            <text:p>401K Withdrawals</text:p>
          </table:table-cell>
          <table:table-cell office:value-type="currency" office:currency="USD" office:value="35400.1" calcext:value-type="currency">
            <text:p>$35,400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3B Withdrawals</text:p>
          </table:table-cell>
          <table:table-cell office:value-type="currency" office:currency="USD" office:value="63750" calcext:value-type="currency">
            <text:p>$63,75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h Balance Withdrawals</text:p>
          </table:table-cell>
          <table:table-cell office:value-type="currency" office:currency="USD" office:value="26250" calcext:value-type="currency">
            <text:p>$26,250.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ra Withdrawals</text:p>
          </table:table-cell>
          <table:table-cell office:value-type="currency" office:currency="USD" office:value="7000" calcext:value-type="currency">
            <text:p>$7,000.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ocial Security</text:p>
          </table:table-cell>
          <table:table-cell office:value-type="currency" office:currency="USD" office:value="35844" calcext:value-type="currency">
            <text:p>$35,844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SS</text:p>
          </table:table-cell>
          <table:table-cell table:formula="of:=SUM([.B82:.B90])" office:value-type="currency" office:currency="USD" office:value="243391.9" calcext:value-type="currency">
            <text:p>$243,391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ductions (eoy)</text:p>
          </table:table-cell>
          <table:table-cell office:value-type="currency" office:currency="USD" office:value="6695" calcext:value-type="currency">
            <text:p>$6,695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able Income</text:p>
          </table:table-cell>
          <table:table-cell table:formula="of:=[.B91]-[.B92]" office:value-type="currency" office:currency="USD" office:value="236696.9" calcext:value-type="currency">
            <text:p>$236,696.90</text:p>
          </table:table-cell>
          <table:table-cell office:value-type="string" calcext:value-type="string">
            <text:p>Federal taxes</text:p>
          </table:table-cell>
          <table:table-cell table:formula="of:=[.B93]*0.16" office:value-type="currency" office:currency="USD" office:value="37871.504" calcext:value-type="currency">
            <text:p>$37,871.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es</text:p>
          </table:table-cell>
          <table:table-cell table:formula="of:=[.D95]" office:value-type="currency" office:currency="USD" office:value="47339.38" calcext:value-type="currency">
            <text:p>$47,339.38</text:p>
          </table:table-cell>
          <table:table-cell office:value-type="string" calcext:value-type="string">
            <text:p>State Taxes</text:p>
          </table:table-cell>
          <table:table-cell table:formula="of:=[.B93]*0.04" office:value-type="currency" office:currency="USD" office:value="9467.876" calcext:value-type="currency">
            <text:p>$9,467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subtraction)</text:p>
          </table:table-cell>
          <table:table-cell table:formula="of:=[.B93]-[.B94]" office:value-type="currency" office:currency="USD" office:value="189357.52" calcext:value-type="currency">
            <text:p>$189,357.52</text:p>
          </table:table-cell>
          <table:table-cell office:value-type="string" calcext:value-type="string">
            <text:p>Total Taxes</text:p>
          </table:table-cell>
          <table:table-cell table:formula="of:=[.D93]+[.D94]" office:value-type="currency" office:currency="USD" office:value="47339.38" calcext:value-type="currency">
            <text:p>$47,339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nses</text:p>
          </table:table-cell>
          <table:table-cell office:value-type="currency" office:currency="USD" office:value="40000" calcext:value-type="currency">
            <text:p>$4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Brokerage Deposit</text:p>
          </table:table-cell>
          <table:table-cell table:formula="of:=[.B95]-[.B96]" office:value-type="currency" office:currency="USD" office:value="149357.52" calcext:value-type="currency">
            <text:p>$149,357.52</text:p>
          </table:table-cell>
          <table:table-cell table:style-name="Default" table:number-columns-repeated="6"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COMPUTE SMALL CASE PLUS 401K, 403B, Cash Balance, IRA &amp; SS, Brokerage WITHDRAWALS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Salary (eoy)</text:p>
          </table:table-cell>
          <table:table-cell office:value-type="currency" office:currency="USD" office:value="51250" calcext:value-type="currency">
            <text:p>$51,25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sion</text:p>
          </table:table-cell>
          <table:table-cell office:value-type="currency" office:currency="USD" office:value="21120" calcext:value-type="currency">
            <text:p>$21,12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kerage (getWithdrawals()/4)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ings (Ending()-Beginning())</text:p>
          </table:table-cell>
          <table:table-cell table:formula="of:=[.H104]" office:value-type="currency" office:currency="USD" office:value="2777.8" calcext:value-type="currency">
            <text:p>$2,777.80</text:p>
          </table:table-cell>
          <table:table-cell office:value-type="string" calcext:value-type="string">
            <text:p>EndingValue()</text:p>
          </table:table-cell>
          <table:table-cell office:value-type="currency" office:currency="USD" office:value="58333.8" calcext:value-type="currency">
            <text:p>$58,333.80</text:p>
          </table:table-cell>
          <table:table-cell office:value-type="string" calcext:value-type="string">
            <text:p>BeginningValue()</text:p>
          </table:table-cell>
          <table:table-cell office:value-type="currency" office:currency="USD" office:value="55556" calcext:value-type="currency">
            <text:p>$55,556.00</text:p>
          </table:table-cell>
          <table:table-cell office:value-type="string" calcext:value-type="string">
            <text:p>Taxable</text:p>
          </table:table-cell>
          <table:table-cell table:formula="of:=[.D104]-[.F104]" office:value-type="currency" office:currency="USD" office:value="2777.8" calcext:value-type="currency">
            <text:p>$2,777.80</text:p>
          </table:table-cell>
        </table:table-row>
        <table:table-row table:style-name="ro1">
          <table:table-cell office:value-type="string" calcext:value-type="string">
            <text:p>401K Withdrawals</text:p>
          </table:table-cell>
          <table:table-cell office:value-type="currency" office:currency="USD" office:value="35400.1" calcext:value-type="currency">
            <text:p>$35,400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3B Withdrawals</text:p>
          </table:table-cell>
          <table:table-cell office:value-type="currency" office:currency="USD" office:value="63750" calcext:value-type="currency">
            <text:p>$63,75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h Balance Withdrawals</text:p>
          </table:table-cell>
          <table:table-cell office:value-type="currency" office:currency="USD" office:value="26250" calcext:value-type="currency">
            <text:p>$26,250.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ra Withdrawals</text:p>
          </table:table-cell>
          <table:table-cell office:value-type="currency" office:currency="USD" office:value="7000" calcext:value-type="currency">
            <text:p>$7,000.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ocial Security</text:p>
          </table:table-cell>
          <table:table-cell office:value-type="currency" office:currency="USD" office:value="35844" calcext:value-type="currency">
            <text:p>$35,844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SS</text:p>
          </table:table-cell>
          <table:table-cell table:formula="of:=SUM([.B101:.B109])" office:value-type="currency" office:currency="USD" office:value="243391.9" calcext:value-type="currency">
            <text:p>$243,391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ductions (eoy)</text:p>
          </table:table-cell>
          <table:table-cell office:value-type="currency" office:currency="USD" office:value="6695" calcext:value-type="currency">
            <text:p>$6,695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able Income</text:p>
          </table:table-cell>
          <table:table-cell table:formula="of:=[.B110]-[.B111]" office:value-type="currency" office:currency="USD" office:value="236696.9" calcext:value-type="currency">
            <text:p>$236,696.90</text:p>
          </table:table-cell>
          <table:table-cell office:value-type="string" calcext:value-type="string">
            <text:p>Federal taxes</text:p>
          </table:table-cell>
          <table:table-cell table:formula="of:=[.B112]*0.16" office:value-type="currency" office:currency="USD" office:value="37871.504" calcext:value-type="currency">
            <text:p>$37,871.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es</text:p>
          </table:table-cell>
          <table:table-cell table:formula="of:=[.D114]" office:value-type="currency" office:currency="USD" office:value="47339.38" calcext:value-type="currency">
            <text:p>$47,339.38</text:p>
          </table:table-cell>
          <table:table-cell office:value-type="string" calcext:value-type="string">
            <text:p>State Taxes</text:p>
          </table:table-cell>
          <table:table-cell table:formula="of:=[.B112]*0.04" office:value-type="currency" office:currency="USD" office:value="9467.876" calcext:value-type="currency">
            <text:p>$9,467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subtraction)</text:p>
          </table:table-cell>
          <table:table-cell table:formula="of:=[.B112]-[.B113]" office:value-type="currency" office:currency="USD" office:value="189357.52" calcext:value-type="currency">
            <text:p>$189,357.52</text:p>
          </table:table-cell>
          <table:table-cell office:value-type="string" calcext:value-type="string">
            <text:p>Total Taxes</text:p>
          </table:table-cell>
          <table:table-cell table:formula="of:=[.D112]+[.D113]" office:value-type="currency" office:currency="USD" office:value="47339.38" calcext:value-type="currency">
            <text:p>$47,339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nses</text:p>
          </table:table-cell>
          <table:table-cell office:value-type="currency" office:currency="USD" office:value="40000" calcext:value-type="currency">
            <text:p>$4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Brokerage Deposit</text:p>
          </table:table-cell>
          <table:table-cell table:formula="of:=[.B114]-[.B115]" office:value-type="currency" office:currency="USD" office:value="149357.52" calcext:value-type="currency">
            <text:p>$149,357.52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1:14:39.489055865</meta:creation-date>
    <dc:date>2019-01-30T02:29:43.680993928</dc:date>
    <meta:editing-duration>PT1H14M57S</meta:editing-duration>
    <meta:editing-cycles>17</meta:editing-cycles>
    <meta:generator>LibreOffice/5.1.6.2$Linux_X86_64 LibreOffice_project/10m0$Build-2</meta:generator>
    <meta:print-date>2019-01-30T01:58:04.533523168</meta:print-date>
    <meta:document-statistic meta:table-count="1" meta:cell-count="287" meta:object-count="0"/>
  </office:meta>
</office:document-meta>
</file>